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text-properties style:font-name="Times New Roman"/>
    </style:style>
    <style:style style:name="P3" style:family="paragraph" style:parent-style-name="Standard">
      <style:paragraph-properties fo:line-height="200%"/>
      <style:text-properties style:font-name="Times New Roman" officeooo:paragraph-rsid="003f6661"/>
    </style:style>
    <style:style style:name="P4"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paragraph-rsid="0018266e" style:font-size-asian="12pt" style:font-size-complex="12pt"/>
    </style:style>
    <style:style style:name="P6" style:family="paragraph" style:parent-style-name="Standard">
      <style:paragraph-properties fo:line-height="200%" fo:text-align="center" style:justify-single-word="false"/>
      <style:text-properties style:font-name="Times New Roman" fo:font-size="12pt" officeooo:paragraph-rsid="002e1b77" style:font-size-asian="12pt" style:font-size-complex="12pt"/>
    </style:style>
    <style:style style:name="P7"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8" style:family="paragraph" style:parent-style-name="Standard">
      <style:paragraph-properties fo:line-height="200%" fo:text-align="start" style:justify-single-word="false"/>
      <style:text-properties style:font-name="Times New Roman" fo:font-size="12pt" officeooo:paragraph-rsid="002e1b77" style:font-size-asian="12pt" style:font-size-complex="12pt"/>
    </style:style>
    <style:style style:name="P9" style:family="paragraph" style:parent-style-name="Standard">
      <style:paragraph-properties fo:line-height="200%" fo:text-align="start" style:justify-single-word="false"/>
      <style:text-properties style:font-name="Times New Roman" fo:font-size="12pt" officeooo:paragraph-rsid="003c1603" style:font-size-asian="12pt" style:font-size-complex="12pt"/>
    </style:style>
    <style:style style:name="P10" style:family="paragraph" style:parent-style-name="Standard">
      <style:paragraph-properties fo:line-height="200%" fo:text-align="start" style:justify-single-word="false"/>
      <style:text-properties style:font-name="Times New Roman" fo:font-size="12pt" officeooo:paragraph-rsid="0041e9c3" style:font-size-asian="12pt" style:font-size-complex="12pt"/>
    </style:style>
    <style:style style:name="P11" style:family="paragraph" style:parent-style-name="Standard">
      <style:paragraph-properties fo:line-height="200%" fo:text-align="center" style:justify-single-word="false"/>
      <style:text-properties style:font-name="Times New Roman" fo:font-size="12pt" officeooo:rsid="0018266e" officeooo:paragraph-rsid="0018266e" style:font-size-asian="12pt" style:font-size-complex="12pt"/>
    </style:style>
    <style:style style:name="P12" style:family="paragraph" style:parent-style-name="Standard">
      <style:text-properties style:font-name="Times New Roman" fo:font-size="12pt" officeooo:paragraph-rsid="003f6661" style:font-size-asian="12pt" style:font-size-complex="12pt"/>
    </style:style>
    <style:style style:name="P13"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251c7" officeooo:paragraph-rsid="003251c7" style:font-size-asian="12pt" style:font-weight-asian="bold" style:font-size-complex="12pt" style:font-weight-complex="bold"/>
    </style:style>
    <style:style style:name="P14"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8dd93" officeooo:paragraph-rsid="0038dd93" style:font-size-asian="12pt" style:font-weight-asian="bold" style:font-size-complex="12pt" style:font-weight-complex="bold"/>
    </style:style>
    <style:style style:name="P15"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8dd93" officeooo:paragraph-rsid="0041e9c3" style:font-size-asian="12pt" style:font-weight-asian="bold" style:font-size-complex="12pt" style:font-weight-complex="bold"/>
    </style:style>
    <style:style style:name="P16"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43b310" officeooo:paragraph-rsid="0043b310" style:font-size-asian="12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Times New Roman" fo:font-size="12pt" style:text-underline-style="none" officeooo:rsid="0036e707" officeooo:paragraph-rsid="0036e707" style:font-size-asian="12pt" style:font-size-complex="12pt"/>
    </style:style>
    <style:style style:name="P18" style:family="paragraph" style:parent-style-name="Standard">
      <style:paragraph-properties fo:line-height="200%" fo:text-align="start" style:justify-single-word="false"/>
      <style:text-properties style:font-name="Times New Roman" fo:font-size="12pt" style:text-underline-style="none" fo:font-weight="normal" officeooo:rsid="0038dd93" officeooo:paragraph-rsid="0038dd93" style:font-size-asian="12pt" style:font-weight-asian="normal" style:font-size-complex="12pt" style:font-weight-complex="normal"/>
    </style:style>
    <style:style style:name="P19" style:family="paragraph" style:parent-style-name="Text_20_body" style:list-style-name="L1">
      <style:paragraph-properties fo:margin-left="0in" fo:margin-right="0in" fo:margin-top="0in" fo:margin-bottom="0in" loext:contextual-spacing="false" fo:line-height="200%" fo:text-align="start" style:justify-single-word="false" fo:text-indent="0in" style:auto-text-indent="false"/>
      <style:text-properties style:font-name="Times New Roman" fo:font-size="12pt" style:font-size-asian="12pt" style:font-size-complex="12pt"/>
    </style:style>
    <style:style style:name="P20" style:family="paragraph" style:parent-style-name="Text_20_body" style:list-style-name="L1">
      <style:paragraph-properties fo:margin-top="0in" fo:margin-bottom="0in" loext:contextual-spacing="false" fo:line-height="200%" fo:text-align="start" style:justify-single-word="false"/>
      <style:text-properties style:font-name="Times New Roman" fo:font-size="12pt" fo:background-color="#ffff00" style:font-size-asian="12pt" style:font-size-complex="12pt" loext:padding="0in" loext:border="none"/>
    </style:style>
    <style:style style:name="T1" style:family="text">
      <style:text-properties officeooo:rsid="0018266e"/>
    </style:style>
    <style:style style:name="T2" style:family="text">
      <style:text-properties officeooo:rsid="00263351"/>
    </style:style>
    <style:style style:name="T3" style:family="text">
      <style:text-properties style:text-underline-style="solid" style:text-underline-width="auto" style:text-underline-color="font-color"/>
    </style:style>
    <style:style style:name="T4" style:family="text">
      <style:text-properties officeooo:rsid="0036e707"/>
    </style:style>
    <style:style style:name="T5" style:family="text">
      <style:text-properties officeooo:rsid="0039f026"/>
    </style:style>
    <style:style style:name="T6" style:family="text">
      <style:text-properties fo:background-color="#ffff00" loext:char-shading-value="0" loext:padding="0in" loext:border="none"/>
    </style:style>
    <style:style style:name="T7" style:family="text">
      <style:text-properties officeooo:rsid="0041e9c3"/>
    </style:style>
    <style:style style:name="T8" style:family="text">
      <style:text-properties fo:font-weight="normal" style:font-weight-asian="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5">RESD 700 Fall Term 2022</text:p>
      <text:p text:style-name="P5"><text:s/><text:span text:style-name="T1">Eric Webb</text:span></text:p>
      <text:p text:style-name="P11">Assignment 700-1</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702172801" text:style-name="L1">
        <text:list-item>
          <text:p text:style-name="P19"><text:soft-page-break/><text:span text:style-name="T6"/></text:p>
        </text:list-item>
        <text:list-item>
          <text:p text:style-name="P19"><text:span text:style-name="T6">Read Chapter 5 of Sekaran and Bougie's text:</text:span></text:p>
        </text:list-item>
      </text:list>
      <text:section text:style-name="Sect1" text:name="uCkfe7Pz2pZu">
        <text:list xml:id="list234503889927218" text:continue-numbering="true" text:style-name="L1">
          <text:list-item>
            <text:list>
              <text:list-item>
                <text:p text:style-name="P20">Complete Exercises 5.10 (p. 83, starts with "Avatars"), 5.12 (p. 87, starts with "A production manager"), and 5.13 (p. 88, starts with "A recent study") in the chapter.</text:p>
              </text:list-item>
              <text:list-item>
                <text:p text:style-name="P20">Complete Discussion Questions #9 (p. 93) (which starts with "Develop a conceptual model for the scenario below") in the chapter.</text:p>
              </text:list-item>
            </text:list>
          </text:list-item>
          <text:list-item>
            <text:p text:style-name="P20">Read Chapter 2 of Salkind's text:</text:p>
            <text:list>
              <text:list-item>
                <text:p text:style-name="P20">Complete Exercise Questions #1, #5, #6, #12, #14, and #15 on pages 25-26 of the chapter.</text:p>
              </text:list-item>
            </text:list>
          </text:list-item>
        </text:list>
      </text:section>
      <text:p text:style-name="P7"/>
      <text:p text:style-name="P13">Exercise 5.10 : Avatars. <text:span text:style-name="T4">(pg.83)</text:span></text:p>
      <text:p text:style-name="P17">Develop a theoretical framework for this situation after stating what the problem definition of The researcher would be in this case.</text:p>
      <text:p text:style-name="P15">Exercise 5:1<text:span text:style-name="T7">2</text:span> : A <text:s/><text:span text:style-name="T7">Production Manager</text:span>. (pg.8<text:span text:style-name="T7">7</text:span>)</text:p>
      <text:p text:style-name="P16">Define the problem:</text:p>
      <text:p text:style-name="P16">Create a Diagram:</text:p>
      <text:p text:style-name="P16">Develop at least six hypothesis</text:p>
      <text:p text:style-name="P17"/>
      <text:p text:style-name="P14">Exercise 5:13 : A Recent Study. (pg.88)</text:p>
      <text:p text:style-name="P18">For this situation, define the problem draw a schematic diagram and formulate the hypothesis.</text:p>
      <text:p text:style-name="P14">Practice Question #9: Develop a Conceptual Model. (pg.93)</text:p>
      <text:p text:style-name="P7"/>
      <text:p text:style-name="P10">Exercises 1. </text:p>
      <text:p text:style-name="P10"><text:soft-page-break/>In the following examples, identify the independent and dependent variable(s): a. Two groups of children were given different types of physical fitness programs to determine whether the programs had an effect on their strength. b. A group of 100 heavy smokers was divided into five groups, and each group participated in a different smoking-cessation program. After 6 months of program participation, the number of cigarettes each participant smoked each day was counted. c. Brands A and B differ in the way the packing is colored and the industrial designers are interested to see if there is an impact on number of units purchased. d. One group of teenage drivers was given a lecture on using seatbelts and other was shown pictures of accident victims who did not wear seatbelts and the variable of interest was safe driving practices.  </text:p>
      <text:p text:style-name="P2"/>
      <text:p text:style-name="P2"/>
      <text:p text:style-name="P2"/>
      <text:p text:style-name="P3">5. Write the null and research hypotheses for the following description of a research study: A group of middle-aged men was asked to complete a questionnaire on their attitudes toward work and family. Each of these men is married and has at least two children. Another group of men with no children also completed the same survey.</text:p>
      <text:p text:style-name="P3"/>
      <text:p text:style-name="P3">6. Write the null and a directional research hypothesis for the following description of a research study: A pediatrician was comparing the effects of an early intervention program during children’s first 3 years of life and the impact that program might have on academic achievement on grade school competency tests.</text:p>
      <text:p text:style-name="P3"/>
      <text:p text:style-name="P3"/>
      <text:p text:style-name="P3"/>
      <text:p text:style-name="P3"><text:soft-page-break/>12. A researcher interested in the use of energy in Howard County households makes survey phone calls to every 10th household listed in the county phonebook. In this example, assuming every household contacted participates in the survey: a. What is the sample? b. What is the population?</text:p>
      <text:p text:style-name="P3"/>
      <text:p text:style-name="P3"/>
      <text:p text:style-name="P3"/>
      <text:p text:style-name="P3">14. The principal of an elementary school wants to know how well her 600 students like the school. She hires a researcher, who gives a satisfaction with school survey to three different third-grade classes. a. How could the use of a sample like this threaten the value of the study’s outcomes? b. How might the flawed sample affect the usefulness of the results?</text:p>
      <text:p text:style-name="P3"/>
      <text:p text:style-name="P3">15. Two researchers complete projects looking at the relationship between the amount of time studied and performance on a science test. Researcher A’s results state that “John performed better than Lisa, who performed better than Drew.” Researcher B’s results state that “John earned a 97%, Lisa earned a 96%, and Drew earned a 71%.” Between Researcher A and Researcher B, who has the best way of measuring the dependent variable of test performance? Why?</text:p>
      <text:p text:style-name="P3"/>
      <text:p text:style-name="P12"/>
      <text:p text:style-name="P7"/>
      <text:p text:style-name="P7"/>
      <text:p text:style-name="P7"/>
      <text:p text:style-name="P7"/>
      <text:p text:style-name="P7"/>
      <text:p text:style-name="P7"/>
      <text:p text:style-name="P9"><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3">Reference List</text:span> </text:p>
      <text:p text:style-name="P8">(complete citations in proper order and following APA format).</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6</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8-25T23:34:09.307698509</dc:date>
    <meta:editing-duration>PT54M53S</meta:editing-duration>
    <meta:editing-cycles>19</meta:editing-cycles>
    <meta:generator>LibreOffice/6.4.7.2$Linux_X86_64 LibreOffice_project/40$Build-2</meta:generator>
    <meta:document-statistic meta:table-count="0" meta:image-count="0" meta:object-count="0" meta:page-count="7" meta:paragraph-count="28" meta:word-count="610" meta:character-count="3671" meta:non-whitespace-character-count="3088"/>
  </office:meta>
</office:document-meta>
</file>